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2,9 2412">
            <text:p>test_Parser(primitives): 2,9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2.9">
            <text:p>2,9 sec</text:p>
          </table:table-cell>
          <table:table-cell table:style-name="ce162" table:formula="of:=TESTSTAT(&quot;count&quot;; [.B46])" office:value-type="float" office:value="2412">
            <text:p>2412</text:p>
          </table:table-cell>
          <table:table-cell table:style-name="ce164" table:formula="of:=[.E46]/[.D46]" office:value-type="float" office:value="831.724137931035">
            <text:p>831,7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2,5 1546">
            <text:p>test_Parser(multiplicity): 2,5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2.5">
            <text:p>2,5 sec</text:p>
          </table:table-cell>
          <table:table-cell table:style-name="ce162" table:formula="of:=TESTSTAT(&quot;count&quot;; [.B47])" office:value-type="float" office:value="1546">
            <text:p>1546</text:p>
          </table:table-cell>
          <table:table-cell table:style-name="ce164" table:formula="of:=[.E47]/[.D47]" office:value-type="float" office:value="618.4">
            <text:p>618,4 a/sec</text:p>
          </table:table-cell>
          <table:table-cell table:number-columns-repeated="4"/>
        </table:table-row>
        <table:table-row table:style-name="ro6">
          <table:table-cell/>
          <table:table-cell table:formula="of:=TEST_PARSER(&quot;basic&quot;)" office:value-type="string" office:string-value="test_Parser(basic): 9,9 9107">
            <text:p>test_Parser(basic): 9,9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9.9">
            <text:p>9,9 sec</text:p>
          </table:table-cell>
          <table:table-cell table:style-name="ce162" table:formula="of:=TESTSTAT(&quot;count&quot;; [.B48])" office:value-type="float" office:value="9107">
            <text:p>9107</text:p>
          </table:table-cell>
          <table:table-cell table:style-name="ce164" table:formula="of:=[.E48]/[.D48]" office:value-type="float" office:value="919.89898989899">
            <text:p>919,9 a/sec</text:p>
          </table:table-cell>
          <table:table-cell table:number-columns-repeated="4"/>
        </table:table-row>
        <table:table-row table:style-name="ro6">
          <table:table-cell/>
          <table:table-cell table:formula="of:=TEST_PARSER(&quot;special&quot;)" office:value-type="string" office:string-value="test_Parser(special): 1,3 479">
            <text:p>test_Parser(special): 1,3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1.3">
            <text:p>1,3 sec</text:p>
          </table:table-cell>
          <table:table-cell table:style-name="ce162" table:formula="of:=TESTSTAT(&quot;count&quot;; [.B49])" office:value-type="float" office:value="479">
            <text:p>479</text:p>
          </table:table-cell>
          <table:table-cell table:style-name="ce164" table:formula="of:=[.E49]/[.D49]" office:value-type="float" office:value="368.461538461538">
            <text:p>368,5 a/sec</text:p>
          </table:table-cell>
          <table:table-cell table:number-columns-repeated="4"/>
        </table:table-row>
        <table:table-row table:style-name="ro6">
          <table:table-cell/>
          <table:table-cell table:formula="of:=TEST_PARSER(&quot;numbers&quot;)" office:value-type="string" office:string-value="test_Parser(numbers): 4,7 3046">
            <text:p>test_Parser(numbers): 4,7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4.7">
            <text:p>4,7 sec</text:p>
          </table:table-cell>
          <table:table-cell table:style-name="ce162" table:formula="of:=TESTSTAT(&quot;count&quot;; [.B50])" office:value-type="float" office:value="3046">
            <text:p>3046</text:p>
          </table:table-cell>
          <table:table-cell table:style-name="ce164" table:formula="of:=[.E50]/[.D50]" office:value-type="float" office:value="648.085106382979">
            <text:p>648,1 a/sec</text:p>
          </table:table-cell>
          <table:table-cell table:number-columns-repeated="4"/>
        </table:table-row>
        <table:table-row table:style-name="ro6">
          <table:table-cell/>
          <table:table-cell table:formula="of:=TEST_PARSER(&quot;types&quot;)" office:value-type="string" office:string-value="test_Parser(types): 10 11149">
            <text:p>test_Parser(types): 10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10">
            <text:p>10,0 sec</text:p>
          </table:table-cell>
          <table:table-cell table:style-name="ce162" table:formula="of:=TESTSTAT(&quot;count&quot;; [.B51])" office:value-type="float" office:value="11149">
            <text:p>11149</text:p>
          </table:table-cell>
          <table:table-cell table:style-name="ce164" table:formula="of:=[.E51]/[.D51]" office:value-type="float" office:value="1114.9">
            <text:p>1114,9 a/sec</text:p>
          </table:table-cell>
          <table:table-cell table:number-columns-repeated="4"/>
        </table:table-row>
        <table:table-row table:style-name="ro6">
          <table:table-cell table:number-columns-repeated="3"/>
          <table:table-cell table:style-name="ce161" table:formula="of:=SUM([.D46:.D51])" office:value-type="float" office:value="31.3">
            <text:p>31,3 sec</text:p>
          </table:table-cell>
          <table:table-cell table:style-name="ce163" table:formula="of:=SUM([.E46:.E51])" office:value-type="float" office:value="27739">
            <text:p>27739</text:p>
          </table:table-cell>
          <table:table-cell table:style-name="ce165" table:formula="of:=[.E52]/[.D52]" office:value-type="float" office:value="886.230031948882">
            <text:p>886,2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29,5 27734">
            <text:p>test_Parser(all): 29,5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29.5">
            <text:p>29,5 sec</text:p>
          </table:table-cell>
          <table:table-cell table:style-name="ce162" table:formula="of:=TESTSTAT(&quot;count&quot;; [.B54])" office:value-type="float" office:value="27734">
            <text:p>27734</text:p>
          </table:table-cell>
          <table:table-cell table:style-name="ce164" table:formula="of:=[.E54]/[.D54]" office:value-type="float" office:value="940.135593220339">
            <text:p>940,1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9">29.05.2017</text:date>, <text:time>21:58:2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29T21:58:23.45</dc:date>
    <meta:editing-duration>P164DT20H49M58S</meta:editing-duration>
    <meta:editing-cycles>734</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emptyArray()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Const TList_tyname = "TList"
Type TList
	tyname As String
	ctor As Object
	head As Variant
	tail As TList
	len As Integer
End Type

Sub Main
	'show(Env_toString(TList))
	test_List()
End Sub

Function TList()
	Static out As Object : If isNull(out) Then
		Dim tv As Variant, t As Variant
		tv = mkTypeVar("a")
		t = mkTypeCtor("List", List(tv))
		out = envEmpty
		out = extend(out, cons, mkArrowType(tv, t))
		out = extend(out, nil, t)
		out = extend(envEmpty, "DataCtors", out)
		'out = extend(out, "TypeArgs", "a")
		out = extend(out, "TypeCtor", t)
		End If
	TList = out
End Function

' --- constructors ---

Function _newList(head As Variant, tail As TList) As TList
	Dim out As New TList
	out.tyname = TList_tyname
	out.head = head
	out.tail = tail
	_newList = out
End Function

Function nil() As TList
	Static out As Object
	If isNull(out) Then
		out = _newList(Empty, Nothing)
		out.ctor = out
		out.len = 0
	End If
	nil = out
End Function

Function cons(Optional x, Optional xs)
	Static oFn As Object : If isNull(oFn) Then : oFn = Fn.cons : End If
	Dim out As Variant
	If isMissing(x) Then :		out = oFn
	ElseIf isMissing(xs) Then : out = apply1(oFn, x)
	ElseIf isList(xs) Then
		out = _newList(x, xs)
		out.ctor = oFn
		out.len = xs.len + 1
	Else
		croak("cons: invalid tail - expected a List but got a " &amp; typeOf(xs) &amp; ":" &amp; NL &amp; toString(xs))
	End If
	cons = out
End Function

' --- destructors ---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length(Optional xs As TList)
	If isMissing(xs) Then : length = Fn.length : Else
		length = xs.len
	End If
End Function

' --- type test ---

Function isList(Optional x As Variant)
	If isMissing(x) Then
		isList = Fn.isList
	Else
		isList = (typeOf(x) = typeOf(nil))
	End If
End Function

' --- ctor test ---

Function isNil(Optional xs As TList)
	If isMissing(xs) Then : isNil = Fn.isNil : Else
		isNil = (xs.len = 0)
	End If
End Function

' --- toString ---

Function TList_toString(xs As TList)
'	concat "[" (concat (foldl1 (\acc.(concat acc) ° (concat ", "))) "[" (map toString xs)) "]"
	Dim result As String
	result = "[" &amp; Join(toArray(map(Fn.toString, xs)), ", ") &amp; "]"
	TList_toString = result
End Function

' --- equality ---

Function TList_equ(xs As TList, ys As TList) As Boolean
	Dim out As Boolean
	out = False
	Dim n As Integer
	n = length(xs)
	
	If n = length(ys) Then
TList_equ_compare_elems:
		If n = 0 Then
			out = True
		Else
			On Local Error Goto TList_equ_end ' if cars are incomparable
			If equ(car(xs), car(ys)) Then
				' tail-call:
				'out = TList_equ(cdr(xs), cdr(ys))
				xs = cdr(xs)
				ys = cdr(ys)
				n = n - 1
				Goto TList_equ_compare_elems
			End If
		End If
	End If
TList_equ_end:
	TList_equ = out
End Function


' --- fns on List ---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ByVal xs As TList)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As TList)
	Dim n As Integer
	n = length(xs) - 1
	If n = -1 Then
		toArray = Array()
	Else
		Dim out(0 To n)
		Dim i As Integer
		For i = 0 To n
			out(i) = car(xs)
			xs = cdr(xs)
		Next i
		toArray = ou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 tail-call: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assertEqual(equ(List(1, 2),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isExpr				As Object
End Type


Sub Main
	test_Fn()
End Sub


Function Fn
	Static result As Object
	If isNull(result) Then
		Set result = New TFnObjs
		result.ctorOf	= lookupFn("ctorOf")
		
		result.isEmpty	= lookupFn("isEmpty")
		result.isString	= lookupFn("isString")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result.isExpr			= lookupFn("isExpr")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ctorOf",			1, "Any -&gt; Maybe DataCtor"), _
			_
			newFn("isEmpty",		1, "Any -&gt; Bool"), _
			newFn("isString",		1, "Any -&gt; Bool"), _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3, "Pattern a -&gt; Maybe Env -&gt; a -&gt; Maybe Env"), _
			_
			newFn("isExpr",				1, "Any -&gt; Bool")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ctorOf":		result = ctorOf(	a0)
		
		Case "isEmpty":		result = isEmpty(	a0)
		Case "isString":	result = isString(	a0)

		Case "id": 			result = a0
		Case "sndArg":		result = sndArg(	a0)
		Case "asc":			result = Asc(		a0)
		Case "chr":			result = Chr(		a0)
		Case "ucase":		result = UCase(		a0)
		Case "lcase":		result = LCase(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isExpr":				result = isExpr(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p = xpApp( _
			xpApp( _
				patDat(cons), _
				patVar("x") _
			), _
			patVar("xs") _
		)
	v = List(1, 2, 3)	'	mkDtTerminal("asdf") ' 
	e = envEmpty
	act = matches(p, e, v)
	show(act)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TypeCtor
	_name	  As String	 ' cannot use just "name", that's a BASIC directive
	arity	  As Integer ' the nr of typeArgs
	dataCtors As DataCtor Array
End Type

Type DataType
	str		 As String	' debugger shows that in inspector
	typeArgs As Array
	typeCtor As TypeCtor
End Type



Const DataCtor_name     = 0
Const DataCtor_argTypes = 1
Const DataCtor_typeCtor = 2

Const DataTypeCtor_name  	 = 0
Const DataTypeCtor_arity 	 = 1
Const DataTypeCtor_dataCtors = 2

		
Type DataValue
	str		 As String	' debugger shows that in inspector
	id		 As Long
	ctor	 As DataCtor
	fields   As Array
End Type


Sub Main
	[test_Type======================================]
End Sub


Function _newDataValue(ctor As DataValue, ByRef args As Array)
	Static instanceCount As Long
	Dim out As New DataValue
	out.ctor   = ctor
	out.fields = args
	out.id	   = instanceCount
	instanceCount = instanceCount + 1

	If Not(isNull(ctor)) Then
		_validate(out)
	End If
	_newDataValue = out
End Function


Function _validate(v As DataValue)
	Dim a As Integer : a = LBound(v.fields)
	If a &lt;&gt; 0 Then
		croak("_validate " &amp; ctor.fields(DataCtor_name) &amp; ":" _
			&amp; NL &amp; "expected 0-based args Array" _
			&amp; NL &amp; "but got a " &amp; a &amp; "-based one: " _
			&amp; NL &amp; toString(v.fields) _
		)
	End If
	Goto _validate_check_count_only	' can comment out
	'Goto _validate_check_types		' can comment out

_validate_end:	' to make "no-checks" the shortest path
	Exit Function
	
_validate_check_types:
	croak("_validate/type-check: NYI")
	Goto _validate_end
	
_validate_check_count_only:
	Dim x As Integer, argTypes As Variant
	a = UBound(v.fields)
	argTypes = v.ctor.fields(DataCtor_argTypes)
	If isArray(argTypes) Then
		x = UBound(argTypes)
	Else
		x = a	' TODO: argTypes as List
	End If
	If x &lt;&gt; a Then
		x = x + 1
		a = a + 1
		croak("_validate: DataCtor " &amp; v.ctor.fields(DataCtor_name) _
			&amp; " requires " &amp; x &amp; IIf(x = 1, " arg", " args") _
			&amp; " - got " &amp; a _
		)
	End If
	Goto _validate_end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field(idx As Integer, v As DataValue)
	field = v.fields(idx)
End Function

Function fieldCount(v As DataValue)
	fieldCount = CInt(UBound(v.fields) + 1)
End Function


Function DataValue_same(a As DataValue, b As DataValue)
	DataValue_same = (a.id = b.id)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v.id &amp; "")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Function TType()
	Static out As Object ' DON'T declare it as DataValue!
	If isNull(out) Then 
		out = bootstrapTypes()
	End If
	TType = out
End Function

Function DataTypeCtor()
	Static out As Object ' DON'T declare as DataValue!
	If isNull(out) Then
		out = ctorOf(TType)
	End If
	DataTypeCtor = out
End Function

Function TDataTypeCtor()
	Static out As Object ' DON'T declare it as DataValue!
	If isNull(out) Then 
		out = field(DataCtor_typeCtor, DataTypeCtor)
	End If
	TDataTypeCtor = out
End Function

Function DataCtor()
	Static out As Object ' DON'T declare as DataValue!
	If isNull(out) Then
		out = ctorOf(DataTypeCtor)
	End If
	DataCtor = out
End Function

Function TDataCtor()
	Static out As Object ' DON'T declare as DataValue!
	If isNull(out) Then 
		out = field(DataCtor_typeCtor, DataCtor)
	End If
	TDataCtor = out
End Function

Function TList()
	Static out As Object ' DON'T declare it as DataValue!
	If isNull(out) Then 
		out = field(DataCtor_argTypes, DataCtor)	' a List value
		out = ctorOf(out)							' a DataCtor value
		out = field(DataCtor_typeCtor, out)			' a DataTypeCtor value
	End If
	TList = out
End Function

Function List_nil() ' singleton data ctor; returns the singleton value
	Static out As Object
	If isNull(out) Then
		' The dataCtors field of TList is itself a List instance,
		'  either (cCons cCons (cCons cNil  (vNil)))
		'      or (cCons cNil  (cCons cCons (vNil)))
		' In any case: the nil *value* is down at the very bottom!
		out = field(1, field(1, field(DataTypeCtor_dataCtors, TList)))
	End If
	List_nil = out
End Function

Function List_cons(Optional x As Variant, Optional xs As Variant)
	Static c As Object
	If isNull(c) Then
		' The dataCtors field of TList is itself a List instance,
		'  either (cCons cCons (cCons cNil  (vNil)))
		'      or (cCons cNil  (cCons cCons (vNil)))
		' In any case: the top data ctor is cons
		c = ctorOf(field(DataTypeCtor_dataCtors, TList))
	End If
	Dim out As Variant
	If isMissing(x) Then
		out = c
	ElseIf isMissing(xs) Then
		croak("List_cons/NYI: partial application")
	Else
		' TODO: require xs to be of type List a and x of type a
		out = _newDataValue(c, Array(x, xs))
	End If
	List_cons = out
End Function

Function List_isNil(v As Variant)
	Dim out As Variant
	out = False
	If Not(isDataValue(v)) Then
		Goto isNil_typeError
	End If
	If DataValue_same(v, List_nil) Then
		out = True
	ElseIf Not(hasType(v, TList)) Then
		Goto isNil_typeError
	End If
	List_isNil = out
	Exit Function
isNil_typeError:
	croak("List_isNil: expected a List but got " &amp; toString(v)
End Function

Function List_car(xs As Variant)
	List_car = field(0, xs)
End Function

Function List_cdr(xs As Variant)
	List_cdr = field(1, xs)
End Function

Function List_cadr(xs As Variant)
	List_cadr = List_car(List_cdr(xs))
End Function

Function List_cddr(xs As Variant)
	List_cddr = List_cdr(List_cdr(xs))
End Function

Function List_caddr(xs As Variant)
	List_caddr = List_car(List_cdr(List_cdr(xs)))
End Function

Function List_cdddr(xs As Variant)
	List_cdddr = List_cdr(List_cdr(List_cdr(xs)))
End Function

Function List_nth(ByVal n As Integer, ByVal xs As Variant)
	Do Until (n = 0)
		xs = List_cdr(xs)
		n = n - 1
	Loop
	List_nth = List_car(xs)
End Function

Function List_length(ByVal xs As Variant)
	Dim out As Integer
	Do Until List_isNil(xs)
		out = out + 1
		xs = List_cdr(xs)
	Loop
	List_length = out
End Function


Function StringType() ' singleton data ctor; return the singleton value
	Static out As Object
	If isNull(out) Then
		' order of argTypes of DataTypeCtor is fixed:
		out = List_nth(0, field(DataCtor_argTypes, DataTypeCtor))
	End If
	StringType = out
End Function

Function IntegerType() ' singleton data ctor; return the singleton value
	Static out As Object
	If isNull(out) Then
		' order of argTypes of DataTypeCtor is fixed:
		out = List_nth(1, field(DataCtor_argTypes, DataTypeCtor))
	End If
	IntegerType = out
End Function

Function TypeParam(Optional i As Integer)
	Static c As Object
	Dim out
	If isNull(c) Then
		' Look for data ctor that has argTypes = [Integer]
		Dim ctors, argTypes
		ctors = field(DataTypeCtor_dataCtors, TType)
		Do While(True)
			c = List_car(ctors)
			argTypes = field(DataCtor_argTypes, c)
			If (List_length(argTypes) = 1) Then
				If DataValue_same(List_car(argTypes), IntegerType) _
				Then : Exit Do : End If
			End If
			ctors = List_cdr(ctors)
		Loop
	End If
	If isMissing(i) Then
		out = c
	Else
		out = _newDataValue(c, Array(i))
	End If
	TypeParam = out
End Function

Function TypeApp(Optional tc As Object, Optional ta As Object)
	Static c As Object
	Dim out
	If isNull(c) Then
		' Look for data ctor that has argTypes = [Type, Type]
		Dim ctors, argTypes
		ctors = field(DataTypeCtor_dataCtors, TType)
		Do While(True)
			c = List_car(ctors)
			argTypes = field(DataCtor_argTypes, c)
			If (List_length(argTypes) = 2) Then
				If  DataValue_same(List_car( argTypes), TDataTypeCtor) _
				And DataValue_same(List_cadr(argTypes), TType) _
				Then : Exit Do : End If
			End If
			ctors = List_cdr(ctors)
		Loop
	End If
	If isMissing(tc) Then
		out = c
	ElseIf isMissing(ta) Then
		croak("TypeApp/NYI: partial application")
	Else
		out = _newDataValue(c, Array(tc, ta))
	End If
	TypeApp = out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v.id &amp; "")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_Type(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TypeParam" ' TypeParam Integer
							out = out &amp; args(0)
						Case "TypeApp"	' TypeApp TDataTypeCtor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hasType(v As Variant, t As Object)
	Dim out As Variant
	out = False
	If Not(isDataValue(t)) Then
		Goto hasType_invalidType
	End If
	Dim c As Variant : c = ctorOf(v)
	If isEmpty(c) Then
		croak("hasType/NYI: test non-data value " &amp; toString(v))
	Else
		out = DataValue_same(field(DataCtor_typeCtor, c), t)
	End If
	
	
	'If isDataTypeCtor(t) Then
	'	Dim r As Integer
	'	r = field(DataTypeCtor_arity, t)
	'	If (r &lt;&gt; 0) Then
	'		croak("hasType/NYI: test against not-completely-applied TypeCtor " &amp; toString(t))
	'	End If
	'	Dim c  As DataValue : c  = ctorOf(v)
	'	Dim tc As DataValue : tc = field(DataCtor_typeCtor, c)
	'	
	'	out = field(DataTypeCtor_name, tc) = field(DataTypeCtor_name, t)
	'Else
	'	croak("hasType/NYI: test against type " &amp; toString(t))
	'End If
	
	
	hasType = out
	Exit Function
hasType_invalidType:
	croak("hasType: invalid type " &amp; toString(t))	
End Function

Function _newDataCtor( _
	typeCtor As TypeCtor, _
	name 	 As String, _
	argTypes As Array _
)
	Dim out As New DataCtor
	out.tag = "DataCtor"
	out._name = name
	out.typeCtor = typeCtor
	Dim lo As Integer : lo = LBound(argTypes)
	Dim hi As Integer : hi = UBound(argTypes)
	Dim n  As Integer : n = hi - lo + 1
	out.arity = n

	Dim typeStr As String, i As Integer
	typeStr = ""
	If n = 0 Then
		out.argTypes = Array()
	Else
		Dim ats(0 To n - 1)
		Dim t As Variant
		Dim k As Integer : k = 0
		For i = lo To hi
			t = argTypes(i)
			If isInteger(t) Then
				If (t &lt; 0) Or (t &gt;= typeCtor.arity) Then
					croak("_newDataCtor " &amp; name &amp; ": " _
						&amp; "invalid type var index " &amp; t _
						&amp; " - expected [0.." &amp; (typeCtor.arity - 1) &amp; "]"_
					)
				End If
				typeStr = typeStr &amp; "a" &amp; t &amp; " -&gt; "
			ElseIf isType(t) Then
				If isArrowType(t) Then
					typeStr = typeStr &amp; "(" &amp; t.str &amp; ")"
				Else
					typeStr = typeStr &amp; t.str
				End If
				typeStr = typeStr &amp; " -&gt; "
			Else
				croak("_newDataCtor " &amp; name &amp; ": " _
					&amp; "invalid type arg " &amp; toString(t) _
				)
			End If
			ats(k) = t
			k = k + 1
		Next i
	End If
	
	typeStr = typeStr &amp; typeCtor._name
	For i = 0 To typeCtor.arity - 1
		typeStr = typeStr &amp; " a" &amp; i
	Next i

	out.str = typeCtor._name &amp; "." &amp; name &amp; " :: " &amp; typeStr
	_newDataCtor = out
End Function

Function _newTypeCtor( _
	name As String, _
	arity As Integer, _
	dataCtorDefs As Array _
) As TypeCtor
	Dim out As New TypeCtor
	out._name = name
	out.arity = arity
	Dim lo As Integer : lo = LBound(dataCtorDefs)
	Dim hi As Integer : hi = UBound(dataCtorDefs)
	Dim n  As Integer : n = hi - lo + 1
	If n = 0 Then
		out.dataCtors = Array()
	Else
		n = CInt(n / 2)
		Dim dataCtors(0 To n - 1)
		Dim c As Object
		Dim i As Integer : i = lo
		Dim k As Integer : k = 0
		Dim argTypes ' the types of the ctors arguments - NOT typeArgs!
		Do Until i &gt; hi
			c = _newDataCtor(out, dataCtorDefs(i), dataCtorDefs(i + 1))
			dataCtors(k) = c
			i = i + 2
			k = k + 1
		Loop
		out.dataCtors = dataCtors
	End If
	_newTypeCtor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isType = isDataType(t) Or False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Of(a) _
					&amp; ": " &amp; NL &amp; toString(a) _
				)
			End If
			tas(i) = a
			k = k + 1
		Next i
		out.typeArgs = tas
	End If
	out.str = str
	applyTC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Of(a) _
			&amp; " and " &amp; typeOf(b))
	End If
	Type_equ = out
End Function






Function applyDC(c As DataCtor, _
	Optional a0, _
	Optional a1, _
	Optional a2, _
	Optional a3, _
	Optional a4 _
)
	Dim out As Object
	If     isMissing(a0) Then :	out = _newDataValue(c, emptyArray)
	ElseIf isMissing(a1) Then :	out = _newDataValue(c, Array(a0))
	ElseIf isMissing(a2) Then :	out = _newDataValue(c, Array(a0, a1))
	ElseIf isMissing(a3) Then :	out = _newDataValue(c, Array(a0, a1, a2))
	ElseIf isMissing(a4) Then :	out = _newDataValue(c, Array(a0, a1, a2, a3))
	Else
		croak("applyDC " &amp; ctor.name &amp; ": " _
			&amp; " only up to 4 args supported - got 5" _
		)
	End If
	applyDC = out
End Function


Function typeOf(x As Variant)
	Dim out As String
	out = TypeName(x)
	If out = "Object" Then
		out = _typeOf(x) ' DONT access fields in here!
	ElseIf IsArray(x) Then
		out = "Array"
	End If
	typeOf = out
End Function

Function _typeOf(o As Object)
	Dim out As String
	out = "Object"
	On Local Error Goto _typeOf_end
	out = out &amp; "/" &amp; _tyname(o)
_typeOf_end:
	_typeOf = out
End Function

Function _tyname(o As Object)
	_tyname = o.tyname
End Function

Function ctorOf(Optional x As Variant)
	Static oFn As Object : If isNull(oFn) Then : oFn = Fn.ctorOf : End If
	Dim out As Variant
	If isMissing(x) Then : out = oFn
	Else
		out = Empty
		If isObject(x) Then
			If Not(isNull(x)) Then
				On Local Error Goto ctorOf_end
				out = _ctor(x) ' DONT access fields in here!
				If Not(isDataValue(out)) Then
					On Local Error Goto ctorOf_error
					Dim null As Object
					null.provoke_an_error
				End If
			End If
		End If
	End If
ctorOf_end:
	ctorOf = out
	Exit Function
ctorOf_error:
	croak("ctorOf: object with invalid .ctor :: " _
	    &amp; typeOf(out) &amp; NL &amp; toString(out))
End Function

Function ctorName(v As DataValue)
	Dim out
	out = v.ctor.fields(DataCtor_name)
	ctorName = out
End Function


Function isString(Optional x As Variant)
	If isMissing(x) Then
		isString = Fn.isString
	Else
		isString = (typeOf(x) = typeOf(""))
	End If
End Function

Function isInteger(Optional x As Variant)
	Dim out As Variant
	If isMissing(x) Then : out = Fn.isInteger
	Else 				 : out = (typeOf(x) = typeOf(0))
	End If
	isInteger = out
End Function


Function [test_Type======================================]
	test_Type_typeOf()
	test_Type_isObject()
	test_Type_isString()
	test_Type_isInteger()
	
	test_Type_isDataValue()
	test_Type_DataValue()
	test_Type_ctorOf()
	
	test_bootstrapTypes()
	test_Type_hasType()
		
	'test_Type_isDataType()
	'test_Type_TypeCtor()
	'test_Type_DataCtor()
End Function


Type TTest_NoTyname
End Type

Type TTest_Tyname
	tyname As String
End Type

Type TTest_Foo
	bar As Integer
End Type

Type TTest_Ctor
	ctor As Variant
End Type


Function test_Type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test_Type_ctorOf()
	assertEqual(ctorOf(Nothing),	Empty).x
	assertEqual(ctorOf(Empty),		Empty).x
	assertEqual(ctorOf(True),		Empty).x
	assertEqual(ctorOf(False),		Empty).x
	assertEqual(ctorOf(""),			Empty).x
	assertEqual(ctorOf("blah"),		Empty).x
	assertEqual(ctorOf( 0),			Empty).x
	assertEqual(ctorOf( 1),			Empty).x
	assertEqual(ctorOf(-1),			Empty).x
	assertEqual(ctorOf(3.1415),		Empty).x

	Dim o As Object, act As Variant
	
	' an object without member .ctor:
	o = New TTest_TyName
	assertEqual(ctorOf(o), Empty).x
	o.tyname = "foo"
	assertEqual(ctorOf(o), Empty).x

	' an object with a member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 even a fn object:
	o.ctor = ctorOf		: assertThrows(ctorOf, Array(o)).x
End Function

Function bootstrapTypes()
	Dim cNil
	' let's make something that is (almost) a DataCtor
	cNil = _newDataValue(Nothing, Array( _
		"Nil", _
		emptyArray, _
		Nothing _
	)
	assertEqual(isDataValue(cNil), True).x
	
	' There's a member .id on each DataValue which is unique to
	' the particular instance. This yields a notion of sameness:
	assertEqual(DataValue_same(cNil, cNil), True).x
	' Even if we provide the very same values, we'll get a
	' different instance:
	Dim x
	x = _newDataValue(Nothing, Array( _
		"Nil", _
		emptyArray, _
		Nothing _
	)
	assertEqual(DataValue_same(x, cNil), False).x
	' "Sameness" is of course symmetric, ie x same y iff y same x:
	assertEqual(DataValue_same(cNil, x), False).x
	' ...and it is of course reflexive, ie forall x: x same x
	assertEqual(DataValue_same(x, x), True).x
	
	' The function DataValue_genericToString provides a way to
	' see what's inside a DataValue:
	Dim cNilStr As String
	cNilStr = DataValue_genericToString(cNil)
	assertEqual( _
		cNilStr, _
		"{ id: " &amp; cNil.id &amp; ","	&amp; NL &amp; _
		"  ctor: Nothing,"			&amp; NL &amp; _
		"  fields: Array("			&amp; NL &amp; _
		"    'Nil',"				&amp; NL &amp; _ 
		"    Array(),"				&amp; NL &amp; _ 
		"    Nothing"				&amp; NL &amp; _
		"  )"						&amp; NL &amp; _
		"}"							       _
	).x

	' with that we can make a Nil value:
	Dim vNil
	vNil = _newDataValue(cNil, emptyArray)
	assertEqual(isDataValue(vNil), True).x
	' It has a constructor that ctorOf accepts, and that is cFoo:
	assertEqual(DataValue_same(ctorOf(vNil), cNil), True).x
	
	Dim vNilStr As String
	vNilStr = DataValue_genericToString(vNil)
	assertEqual( _
		vNilStr, _
	    "{ id: " &amp; vNil.id	&amp; ","			&amp; NL &amp; _
		"  ctor: { id: " &amp; cNil.id &amp; ","	&amp; NL &amp; _
		"    ctor: Nothing,"				&amp; NL &amp; _
		"    fields: Array("				&amp; NL &amp; _
		"      'Nil',"						&amp; NL &amp; _ 
		"      Array(),"					&amp; NL &amp; _ 
		"      Nothing"						&amp; NL &amp; _
		"    )"								&amp; NL &amp; _
		"  },"								&amp; NL &amp; _
		"  fields: Array()"					&amp; NL &amp; _
		"}"									       _
	).x
	
	
	' access ctor fields:
	' TODO: why not .fields ?
	Dim c
	c = ctorOf(vNil)
	assertEqual(           field(DataCtor_name,     c),      "Nil").x
	assert_toString_equals(field(DataCtor_argTypes, c), emptyArray).x
	assertEqual(           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Foo's .ctor:
	cNil.ctor = cDataCtor
	' Now cFoo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Array(),"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Equal(DataValue_same(field(DataCtor_typeCtor, cCons), tcList), True).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cCons, Array(cDataTypeCtor , vNil))
	assertEqual(DataValue_toString(tcDataTypeCtor), _
		"(TDataTypeCtor.DataTypeCtor 'TDataTypeCtor' 0 [DataTypeCtor])").x
	
	' from that we can reach everything in the object graph:
	bootstrapTypes = tcType
End Function	

Function test_same(x As Variant, y As Variant, exp As Boolean)
	If Not(isDataValue(x)) Or Not(isDataValue(y)) Then
		Goto test_same_invalid_args
	End If
	test_same = assertEqual(DataValue_same(x, y), exp)
	Exit Function
test_same_invalid_args:
	Dim msg As String
	msg = IIf(exp, "assert", "refute") _
		&amp; "_same: invalid args " &amp; NL &amp; toString(x) _
		&amp; NL &amp; NL &amp; toString(y)
	croak(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Function test_bootstrapTypes()
	Dim tcType As Variant
	tcType = TType
	assertEqual(isDataValue(tcType), True).x
	assertEqual(fieldCount( tcType), 3).x
	assertEqual(field(DataTypeCtor_name,  tcType), "Type").x
	assertEqual(field(DataTypeCtor_arity, tcType), 0).x
	' field dataCtors later

	Dim cDataTypeCtor As Variant
	cDataTypeCtor = 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vNil = List_nil
	assertEqual(isDataValue(vNil), True).x
	' List_nil returns the same instance again
	assertEqual(DataValue_same(List_nil, vNil), True).x
	cNil = ctorOf(vNil)
	assertEqual(isDataValue(cNil), True).x
	assertEqual(fieldCount(vNil),  0).x
	assertEqual(fieldCount(cNil),  3).x
	assert_hasCtor(    vNil, cNil		).x
	assert_hasCtor(    cNil, cDataCtor	).x
	assert_hasTypeCtor(cNil, tcList		).x
	' Let's not test the name, rather confirm that cNil is a
	' singleton data ctor: its argTypes field is the same as vNil!
	assert_same(field(DataCtor_argTypes, cNil), vNil).x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List_cons, test List_isNil
	Dim xs As Variant, ys As Variant
	xs = vNil
	assertEqual(List_isNil(xs), True).x
	
	xs = List_cons(vNil, vNil)
	assertEqual(isDataValue(xs), True).x
	assert_hasCtor(xs, cCons).x
	assertEqual(List_isNil(xs), False).x
	ys = List_cons(vNil, ys)
	assertEqual(isDataValue(ys), True).x
	assert_hasCtor(ys, cCons).x
	assertEqual(List_isNil(ys), False).x
	
	'--- List_car, List_cdr, List_nth
	xs = List_cons(vNil, List_cons(vNil, vNil))
	ys = List_cons(vNil, xs)
	assert_same(List_car(ys), vNil).x
	assert_same(List_cdr(ys), xs).x
	assert_same(List_car(xs), vNil).x
	xs = List_cons(2, List_cons(3, vNil))
	ys = List_cons(1, xs)
	assertEqual(                             List_car(ys),		1).x
	assert_same(              				 List_cdr(ys),	   xs).x
	assertEqual(                             List_car(xs),		2).x	
	assertEqual(                    List_car(List_cdr(ys)),		2).x	
	assertEqual(                    List_car(List_cdr(xs)),		3).x	
	assertEqual(           List_car(List_cdr(List_cdr(ys))),	3).x	
	assertEqual(List_isNil(List_cdr(List_cdr(List_cdr(ys)))), 		True).x	

	assertEqual(            List_cadr(ys),	2).x	
	assertEqual(            List_cadr(xs),	3).x	
	assertEqual(List_isNil( List_cddr(xs)),	True).x	
	assertEqual(           List_caddr(ys),	3).x	
	assertEqual(List_isNil(List_cdddr(ys)),	True).x	

	assertEqual(List_nth(0, xs), 2).x
	assertEqual(List_nth(1, xs), 3).x
	assertEqual(List_nth(0, ys), 1).x
	assertEqual(List_nth(1, ys), 2).x
	assertEqual(List_nth(2, ys), 3).x

	'--- List_length
	assertEqual(List_length(						  vNil), 	0).x
	assertEqual(List_length(			 List_cons(0, vNil)), 	1).x
	assertEqual(List_length(List_cons(0, List_cons(0, vNil))), 	2).x

	'assertEqual(isFn(Fn.length), 	True).x	' from Fn object
	'assertEqual(isFn(List_length), 	True).x	' from 0-arg call
	'assertEqual(arity(List_length), 1).x
	
	'assertEqual(apply(List_length,							  vNil), 	0).x
	'assertEqual(apply(List_length,				 List_cons(0, vNil)), 	1).x
	'assertEqual(apply(List_length,	List_cons(0, List_cons(0, vNil))), 2).x

	
	'--- with List_length and List_nth, 
	'    check dataCtors fields of data type ctors so far (TType later)
	Dim dataCtors
	dataCtors = field(DataTypeCtor_dataCtors,         tcDataTypeCtor)
	assertEqual(List_length(dataCtors), 1).x
	assert_same(List_nth(0, dataCtors), cDataTypeCtor).x
	
	dataCtors = field(DataTypeCtor_dataCtors,         tcDataCtor)
	assertEqual(List_length(dataCtors), 1).x
	assert_same(List_nth(0, dataCtors), cDataCtor).x
	
	dataCtors = field(DataTypeCtor_dataCtors,         tcList)
	assertEqual(List_length(dataCtors), 2).x
	assert_same(List_nth(0, dataCtors), cNil).x
	assert_same(List_nth(1, dataCtors), cCons).x


	'--- fix argument order for DataTypeCtor
	Dim argTypes, at
	argTypes = field(DataCtor_argTypes, cDataTypeCtor)
	assertEqual(List_length(argTypes), 3).x
	
	at = List_nth(0, argTypes)
	assert_hasTypeCtor(ctorOf(at), tcType).x
	assertEqual(fieldCount(at), 0).x ' singleton value
	assertEqual(ctorName(at), "String").x
	
	at = List_nth(1, argTypes)
	assert_hasTypeCtor(ctorOf(at), tcType).x
	assertEqual(fieldCount(at), 0).x ' singleton value
	assertEqual(ctorName(at), "Integer").x
	
	' third arg should be (TypeApp TList TDataCtor) - later


	'--- data ctors of TType
	
	'--- TType data ctor: String
	Dim vString As Variant, cString As Variant ' singleton data ctor, returns the singleton value
	vString = StringType
	assertEqual(isDataValue(vString), True).x
	assertEqual( fieldCount(vString), 0).x	' singleton value
	' StringType returns the same instance again
	assert_same(StringType, vString).x
	cString = ctorOf(vString)
	assertEqual(isDataValue(cString), True).x
	assertEqual( fieldCount(cString), 3).x
	assertEqual(           field(DataCtor_name,     cString),  "String").x
	argTypes = field(DataCtor_argTypes, cString)
	assertEqual(List_length(argTypes), 0).x ' singleton ctor
	assert_hasTypeCtor(cString,		tcType).x
	assert_hasCtor(	   cString,		cDataCtor).x
	
	'--- TType data ctor: Integer
	Dim vInt As Variant, cInt As Variant ' singleton data ctor, returns the singleton value
	vInt = IntegerType
	assertEqual(isDataValue(vInt), True).x
	assertEqual( fieldCount(vInt), 0).x	' singleton value
	' IntegerType returns the same instance again
	assert_same(IntegerType, vInt).x
	cInt = ctorOf(vInt)
	assertEqual(isDataValue(cInt), True).x
	assertEqual( fieldCount(cInt), 3).x
	assertEqual(           field(DataCtor_name,     cInt),  "Integer").x
	argTypes = field(DataCtor_argTypes, cInt)
	assertEqual(List_length(argTypes), 0).x ' singleton ctor
	assert_hasTypeCtor(cInt,		tcType).x
	assert_hasCtor(	   cInt,		cDataCtor).x

	'--- TType data ctor: TypeParam Integer
	Dim cParam As Variant
	cParam = TypeParam
	assertEqual(isDataValue(cParam), True		).x
	assertEqual( fieldCount(cParam), 3			).x
	assert_hasTypeCtor(     cParam,  tcType		).x
	assert_hasCtor(			cParam,  cDataCtor	).x
	assertEqual(field(DataCtor_name,     cParam),  "TypeParam").x
	argTypes =  field(DataCtor_argTypes, cParam)
	assertEqual(List_length(argTypes), 1).x
	assert_same(List_nth(0, argTypes), vInt).x

	'--- apply data ctor TypeParam
	Dim vParam As Variant
	vParam = TypeParam(42)
	assertEqual(isDataValue(vParam),	True	).x
	assertEqual( fieldCount(vParam),	1		).x
	assert_hasCtor(         vParam,		cParam	).x
	assertEqual(field(0,	vParam),	42).x

	'--- TType data ctor: TypeApp TDataTypeCtor Type
	Dim cApp As Variant
	cApp = TypeApp
	assertEqual(isDataValue(cApp), True		).x
	assertEqual( fieldCount(cApp), 3			).x
	assert_hasTypeCtor(     cApp,  tcType		).x
	assert_hasCtor(			cApp,  cDataCtor	).x
	assertEqual(field(DataCtor_name,     cApp),  "TypeApp").x
	argTypes =  field(DataCtor_argTypes, cApp)
	assertEqual(List_length(argTypes), 2).x
	assert_same(List_nth(1, argTypes), tcType).x
	' TODO: really only TDataTypeCtor? - it means only 1 type param ever!
	assert_same(List_nth(0, argTypes), tcDataTypeCtor).x

	'--- apply data ctor TypeApp
	Dim vApp As Variant
	vApp = TypeApp(tcList, vInt)
	assertEqual(isDataValue(vApp),	True	).x
	assertEqual( fieldCount(vApp),	2		).x
	assert_hasCtor(         vApp,	cApp	).x	

	assert_same(field(0,	vApp),	tcList).x
	assert_same(field(1,	vApp),	vInt).x

	
End Function

Function test_Type_hasType
	assertEqual(hasType(TDataTypeCtor,	TDataTypeCtor), True).x
	assertEqual(hasType(TType, 			TDataTypeCtor), True).x
	assertEqual(hasType(DataTypeCtor,	TDataTypeCtor), False).x
	assertEqual(hasType(DataTypeCtor,	TDataCtor), 	True).x
	assertEqual(hasType(TDataCtor,		TDataTypeCtor), True).x
	assertEqual(hasType(DataCtor,		TDataTypeCtor), False).x
	assertEqual(hasType(DataCtor,		TDataCtor), 	True).x

	'assertThrows(hasType(TDataCtor,		DataCtor)).x
	
	'assertEqual(hasType(), True).x
	'assertEqual(hasType(), True).x

End Function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 ##############################################
Function test_Type_DataValue_old()	
	Dim tc, dt
	Dim c1, c2
	Dim v1, v2
	
	tc = _newTypeCtor("TC_Unit", 0, Array( _
		"_Unit", Array() _
	))
	dt = applyTC(tc, Array())
	c1 = tc.dataCtors(0)
	assertEqual(c1.arity, 0).x
	
	v1 = applyDC(c1)
	assertEqual(DataCtor_equ(v1.ctor, c1), True).x
	assertEqual(UBound(v1.fields), UBound(Array())).x
	v1 = applyDC(c1, Array())

	show(v1.ctor.str, c1.str)
	assertEqual(DataType_equ(v1.dataType, dt), True).x
End Function



Function test_Type_isDataType()
	' positive tests below in test_TypeCtor
	' main thing to prove is that it doesn't throw
	assertEqual(isDataType(Nothing),            False).x
	assertEqual(isDataType(Empty),              False).x
	assertEqual(isDataType(True),               False).x
	assertEqual(isDataType(False),              False).x
	assertEqual(isDataType(""),                 False).x
	assertEqual(isDataType("a"),                False).x
	assertEqual(isDataType("foobar"),           False).x
	assertEqual(isDataType(0),                  False).x
	assertEqual(isDataType(1),                  False).x
	assertEqual(isDataType(3.14),               False).x
	assertEqual(isDataType(Array()),            False).x
	assertEqual(isDataType(Array(42)),          False).x
	assertEqual(isDataType(Array(42)),          False).x
	
	Dim o As Object
	o = New TTest_Foo
	assertEqual(isDataType(o), False).x
End Function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 List a b = Nil
	'          | Cons a List b a

	' Now for *recursive* dataTypes, such as List a
	tc = _newTypeCtor("TC_List", 1, _
		Array( _
			"_Nil",  Array(), _
			"_Cons", Array(0, tc), _
		) _
	)
	c1 = tc.dataCtors(0)
	c2 = tc.dataCtors(1)
	show(c2.str)
	' close the loop:
	c2.argTypes(1) = tc
	show(c2.str)
	
	assertEqual(c1._name, "_Nil").x
	assertEqual(c1.arity,      0).x
	assertEqual(TypeCtor_equ(c1.typeCtor, tc), True).x
	assertEqual(c2._name, "_Cons").x
	assertEqual(c2.arity,       2).x
	assertEqual(TypeCtor_equ(c2.typeCtor, tc), True).x
	
	show(applyTC(tc, Array(dtBool)).str)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